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9905"/>
    </style:style>
    <style:style style:name="P2" style:family="paragraph" style:parent-style-name="Standard">
      <style:paragraph-properties fo:text-align="center" style:justify-single-word="false"/>
      <style:text-properties officeooo:paragraph-rsid="00009905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055b" officeooo:paragraph-rsid="0003055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9da9" officeooo:paragraph-rsid="00039da9" style:font-weight-asian="bold" style:font-weight-complex="bold"/>
    </style:style>
    <style:style style:name="P5" style:family="paragraph" style:parent-style-name="Standard">
      <style:text-properties style:font-name="Courier New" fo:font-size="11pt" fo:language="en" fo:country="IN" style:font-size-asian="11pt"/>
    </style:style>
    <style:style style:name="P6" style:family="paragraph" style:parent-style-name="Standard">
      <style:text-properties style:text-underline-style="none" fo:font-weight="bold" officeooo:rsid="001904dc" officeooo:paragraph-rsid="001904dc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39da9" officeooo:paragraph-rsid="0004cc9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39da9" officeooo:paragraph-rsid="000501a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39da9" officeooo:paragraph-rsid="00072f6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39da9" officeooo:paragraph-rsid="000815b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39da9" officeooo:paragraph-rsid="000a05f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39da9" officeooo:paragraph-rsid="000a9d2d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39da9" officeooo:paragraph-rsid="000c612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39da9" officeooo:paragraph-rsid="000cb87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39da9" officeooo:paragraph-rsid="000eca2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39da9" officeooo:paragraph-rsid="00111222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39da9" officeooo:paragraph-rsid="00120a3b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39da9" officeooo:paragraph-rsid="001327c5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39da9" officeooo:paragraph-rsid="0014314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191ce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Courier New" fo:font-size="11pt" fo:language="en" fo:country="IN" style:font-size-asian="11pt"/>
    </style:style>
    <style:style style:name="T5" style:family="text">
      <style:text-properties style:font-name="Courier New" fo:font-size="11pt" fo:language="en" fo:country="IN" style:text-underline-style="none" fo:font-weight="normal" style:font-size-asian="11pt" style:font-weight-asian="normal" style:font-weight-complex="normal"/>
    </style:style>
    <style:style style:name="T6" style:family="text">
      <style:text-properties fo:language="en" fo:country="IN"/>
    </style:style>
    <style:style style:name="T7" style:family="text">
      <style:text-properties officeooo:rsid="000ce178"/>
    </style:style>
    <style:style style:name="T8" style:family="text">
      <style:text-properties officeooo:rsid="000f6c65"/>
    </style:style>
    <style:style style:name="T9" style:family="text">
      <style:text-properties officeooo:rsid="00120a3b"/>
    </style:style>
    <style:style style:name="T10" style:family="text">
      <style:text-properties officeooo:rsid="001327c5"/>
    </style:style>
    <style:style style:name="T11" style:family="text">
      <style:text-properties officeooo:rsid="0014314b"/>
    </style:style>
    <style:style style:name="T12" style:family="text">
      <style:text-properties officeooo:rsid="001b4d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SN COLLEGE OF ENGINEERING, KALAVAKKAM </text:p>
      <text:p text:style-name="P2">(An Autonomous Institution, Affiliated to Anna University, Chennai) </text:p>
      <text:p text:style-name="P2">DEPARTMENT OF COMPUTER SCIENCE AND ENGINEERING </text:p>
      <text:p text:style-name="P2"/>
      <text:p text:style-name="P2"><text:span text:style-name="T1">UCS1411 - OPERATING SYSTEMS LAB</text:span> ------------------------------------------------------------------------------------------------------------ </text:p>
      <text:p text:style-name="P6">NAME <text:s text:c="2"/>: <text:span text:style-name="T12">NIVEDHITHA D</text:span></text:p>
      <text:p text:style-name="P6">REGNO : <text:span text:style-name="T12">185001104</text:span></text:p>
      <text:p text:style-name="P1"/>
      <text:p text:style-name="P1"><text:span text:style-name="T1">Lab Exercise 3 Implementation of CPU Scheduling Policies: FCFS and SJF (Nonpreemptive and Preemptive)</text:span> </text:p>
      <text:p text:style-name="P1"/>
      <text:p text:style-name="P1"><text:span text:style-name="T2">AIM:</text:span> Develop a menu driven C program to implement the CPU Scheduling Algorithms FCFS and SJF .</text:p>
      <text:p text:style-name="P3">DRIVER CODE:<text:span text:style-name="T3"> </text:span></text:p>
      <text:p text:style-name="P3"><text:span text:style-name="T3"/></text:p>
      <text:p text:style-name="P3"><text:span text:style-name="T5">#include &lt;stdio.h&gt;</text:span></text:p>
      <text:p text:style-name="Standard"><text:span text:style-name="T4">#include &lt;stdlib.h&gt;</text:span></text:p>
      <text:p text:style-name="Standard"><text:span text:style-name="T4">#include &lt;unistd.h&gt;</text:span></text:p>
      <text:p text:style-name="Standard"><text:span text:style-name="T4">#include &lt;termios.h&gt;</text:span></text:p>
      <text:p text:style-name="P5"/>
      <text:p text:style-name="Standard"><text:span text:style-name="T4">#define N 20</text:span></text:p>
      <text:p text:style-name="P5"/>
      <text:p text:style-name="Standard"><text:span text:style-name="T4">//FUNCTION TO IMPLEMENT getch() DUE TO THE ABSENCE OF &lt;conio.h&gt; IN gcc COMPILER</text:span></text:p>
      <text:p text:style-name="P5"/>
      <text:p text:style-name="Standard"><text:span text:style-name="T4">char getch()</text:span></text:p>
      <text:p text:style-name="Standard"><text:span text:style-name="T4">{</text:span></text:p>
      <text:p text:style-name="Standard"><text:span text:style-name="T4"><text:tab/>char buf=0;</text:span></text:p>
      <text:p text:style-name="P5"/>
      <text:p text:style-name="Standard"><text:span text:style-name="T4"><text:tab/>struct termios old={0};</text:span></text:p>
      <text:p text:style-name="P5"/>
      <text:p text:style-name="Standard"><text:span text:style-name="T4"><text:tab/>fflush(stdout);</text:span></text:p>
      <text:p text:style-name="P5"/>
      <text:p text:style-name="Standard"><text:span text:style-name="T4"><text:tab/>if(tcgetattr(0, &amp;old)&lt;0)</text:span></text:p>
      <text:p text:style-name="Standard"><text:span text:style-name="T4"><text:tab/><text:tab/>perror("tcsetattr()");</text:span></text:p>
      <text:p text:style-name="P5"/>
      <text:p text:style-name="Standard"><text:span text:style-name="T4"><text:tab/>old.c_lflag&amp;=~ICANON;</text:span></text:p>
      <text:p text:style-name="Standard"><text:span text:style-name="T4"><text:tab/>old.c_lflag&amp;=~ECHO;</text:span></text:p>
      <text:p text:style-name="Standard"><text:span text:style-name="T4"><text:tab/>old.c_cc[VMIN]=1;</text:span></text:p>
      <text:p text:style-name="Standard"><text:span text:style-name="T4"><text:tab/>old.c_cc[VTIME]=0;</text:span></text:p>
      <text:p text:style-name="P5"/>
      <text:p text:style-name="Standard"><text:span text:style-name="T4"><text:tab/>if(tcsetattr(0, TCSANOW, &amp;old)&lt;0)</text:span></text:p>
      <text:p text:style-name="Standard"><text:span text:style-name="T4"><text:tab/><text:tab/>perror("tcsetattr ICANON");</text:span></text:p>
      <text:p text:style-name="P5"/>
      <text:p text:style-name="Standard"><text:span text:style-name="T4"><text:tab/>if(read(0,&amp;buf,1)&lt;0)</text:span></text:p>
      <text:p text:style-name="Standard"><text:span text:style-name="T4"><text:tab/><text:tab/>perror("read()");</text:span></text:p>
      <text:p text:style-name="P5"/>
      <text:p text:style-name="Standard"><text:span text:style-name="T4"><text:tab/>old.c_lflag|=ICANON;</text:span></text:p>
      <text:p text:style-name="Standard"><text:span text:style-name="T4"><text:s text:c="3"/><text:tab/>old.c_lflag|=ECHO;</text:span></text:p>
      <text:p text:style-name="P5"/>
      <text:p text:style-name="Standard"><text:span text:style-name="T4"><text:tab/>if(tcsetattr(0, TCSADRAIN, &amp;old)&lt;0)</text:span></text:p>
      <text:p text:style-name="Standard"><text:soft-page-break/><text:span text:style-name="T4"><text:tab/><text:tab/>perror ("tcsetattr ~ICANON");</text:span></text:p>
      <text:p text:style-name="P5"/>
      <text:p text:style-name="Standard"><text:span text:style-name="T4"><text:tab/>return buf;</text:span></text:p>
      <text:p text:style-name="Standard"><text:span text:style-name="T4">}</text:span></text:p>
      <text:p text:style-name="P5"/>
      <text:p text:style-name="Standard"><text:span text:style-name="T4">struct job</text:span></text:p>
      <text:p text:style-name="Standard"><text:span text:style-name="T4">{</text:span></text:p>
      <text:p text:style-name="Standard"><text:span text:style-name="T4"><text:tab/>int pid;</text:span></text:p>
      <text:p text:style-name="Standard"><text:span text:style-name="T4"><text:tab/>int arrival_time;</text:span></text:p>
      <text:p text:style-name="Standard"><text:span text:style-name="T4"><text:tab/>float burstTime;</text:span></text:p>
      <text:p text:style-name="Standard"><text:span text:style-name="T4"><text:tab/>float turn_around;</text:span></text:p>
      <text:p text:style-name="Standard"><text:span text:style-name="T4"><text:tab/>float waiting_time;</text:span></text:p>
      <text:p text:style-name="Standard"><text:span text:style-name="T4"><text:tab/>float remaining;</text:span></text:p>
      <text:p text:style-name="Standard"><text:span text:style-name="T4"><text:tab/>int start;</text:span></text:p>
      <text:p text:style-name="Standard"><text:span text:style-name="T4"><text:tab/>int flag;</text:span></text:p>
      <text:p text:style-name="P5"/>
      <text:p text:style-name="Standard"><text:span text:style-name="T4">};</text:span></text:p>
      <text:p text:style-name="P5"/>
      <text:p text:style-name="Standard"><text:span text:style-name="T4">struct job read_job()</text:span></text:p>
      <text:p text:style-name="Standard"><text:span text:style-name="T4">{</text:span></text:p>
      <text:p text:style-name="Standard"><text:span text:style-name="T4"><text:tab/>struct job process;</text:span></text:p>
      <text:p text:style-name="P5"/>
      <text:p text:style-name="Standard"><text:span text:style-name="T4"><text:tab/>printf("\n\tProcess ID: P");</text:span></text:p>
      <text:p text:style-name="Standard"><text:span text:style-name="T4"><text:tab/>scanf("%d", &amp;process.pid);</text:span></text:p>
      <text:p text:style-name="Standard"><text:span text:style-name="T4"><text:tab/>printf("\tArrival Time: ");</text:span></text:p>
      <text:p text:style-name="Standard"><text:span text:style-name="T4"><text:tab/>scanf("%d", &amp;process.arrival_time);</text:span></text:p>
      <text:p text:style-name="Standard"><text:span text:style-name="T4"><text:tab/>printf("\tBurst Time: ");</text:span></text:p>
      <text:p text:style-name="Standard"><text:span text:style-name="T4"><text:tab/>scanf("%f", &amp;process.burstTime);</text:span></text:p>
      <text:p text:style-name="P5"/>
      <text:p text:style-name="Standard"><text:span text:style-name="T4"><text:tab/>process.flag = 0;</text:span></text:p>
      <text:p text:style-name="Standard"><text:span text:style-name="T4"><text:tab/>process.remaining = process.burstTime;</text:span></text:p>
      <text:p text:style-name="P5"/>
      <text:p text:style-name="Standard"><text:span text:style-name="T4"><text:tab/>return process;</text:span></text:p>
      <text:p text:style-name="Standard"><text:span text:style-name="T4">}</text:span></text:p>
      <text:p text:style-name="P5"/>
      <text:p text:style-name="Standard"><text:span text:style-name="T4">void display_job(struct job process)</text:span></text:p>
      <text:p text:style-name="Standard"><text:span text:style-name="T4">{</text:span></text:p>
      <text:p text:style-name="Standard"><text:span text:style-name="T4"><text:tab/>printf("\n\n\tProcess ID: P%d", process.pid);</text:span></text:p>
      <text:p text:style-name="Standard"><text:span text:style-name="T4"><text:tab/>printf("\n\tArrival Time: %d", process.arrival_time);</text:span></text:p>
      <text:p text:style-name="Standard"><text:span text:style-name="T4"><text:tab/>printf("\n\tBurst Time: %.2f", process.burstTime);</text:span></text:p>
      <text:p text:style-name="Standard"><text:span text:style-name="T4">}</text:span></text:p>
      <text:p text:style-name="P5"/>
      <text:p text:style-name="Standard"><text:span text:style-name="T4">void fcfs_sort(struct job a[], int n)</text:span></text:p>
      <text:p text:style-name="Standard"><text:span text:style-name="T4">{</text:span></text:p>
      <text:p text:style-name="Standard"><text:span text:style-name="T4"><text:tab/>int i, j;</text:span></text:p>
      <text:p text:style-name="Standard"><text:span text:style-name="T4"><text:tab/>struct job small;</text:span></text:p>
      <text:p text:style-name="P5"/>
      <text:p text:style-name="Standard"><text:span text:style-name="T4"><text:tab/>for(i=1; i&lt;n; i++)</text:span></text:p>
      <text:p text:style-name="Standard"><text:span text:style-name="T4"><text:tab/>{</text:span></text:p>
      <text:p text:style-name="Standard"><text:span text:style-name="T4"><text:tab/><text:tab/>small = a[i];</text:span></text:p>
      <text:p text:style-name="Standard"><text:span text:style-name="T4"><text:tab/><text:tab/>j = i-1;</text:span></text:p>
      <text:p text:style-name="P5"/>
      <text:p text:style-name="Standard"><text:span text:style-name="T4"><text:tab/><text:tab/>while((j &gt;= 0) &amp;&amp; (small.arrival_time &lt; a[j].arrival_time))</text:span></text:p>
      <text:p text:style-name="Standard"><text:span text:style-name="T4"><text:tab/><text:tab/>{</text:span></text:p>
      <text:p text:style-name="Standard"><text:soft-page-break/><text:span text:style-name="T4"><text:tab/><text:tab/><text:tab/>a[j+1] = a[j];</text:span></text:p>
      <text:p text:style-name="Standard"><text:span text:style-name="T4"><text:tab/><text:tab/><text:tab/>j--;</text:span></text:p>
      <text:p text:style-name="Standard"><text:span text:style-name="T4"><text:tab/><text:tab/>}</text:span></text:p>
      <text:p text:style-name="P5"/>
      <text:p text:style-name="Standard"><text:span text:style-name="T4"><text:tab/><text:tab/>a[j+1] = small;</text:span></text:p>
      <text:p text:style-name="Standard"><text:span text:style-name="T4"><text:tab/>}</text:span></text:p>
      <text:p text:style-name="Standard"><text:span text:style-name="T4">}</text:span></text:p>
      <text:p text:style-name="P5"/>
      <text:p text:style-name="Standard"><text:span text:style-name="T4">void table(struct job ready[], float tot_waiting, float tot_turn, int n)</text:span></text:p>
      <text:p text:style-name="Standard"><text:span text:style-name="T4">{</text:span></text:p>
      <text:p text:style-name="Standard"><text:span text:style-name="T4"><text:tab/>if(n &lt;= 0)</text:span></text:p>
      <text:p text:style-name="Standard"><text:span text:style-name="T4"><text:tab/><text:tab/>return;</text:span></text:p>
      <text:p text:style-name="P5"/>
      <text:p text:style-name="Standard"><text:span text:style-name="T4"><text:tab/>printf("\n\n\tPROCESS DETAILS CHART");</text:span></text:p>
      <text:p text:style-name="P5"/>
      <text:p text:style-name="Standard"><text:span text:style-name="T4"><text:tab/>printf("\n\n\t----------------------------------------------------------------------------------------");</text:span></text:p>
      <text:p text:style-name="Standard"><text:span text:style-name="T4"><text:tab/>printf("\n\tProcess ID\tArrival Time\tBurst Time\tWaiting Time\t\tTurnaround Time");</text:span></text:p>
      <text:p text:style-name="Standard"><text:span text:style-name="T4"><text:tab/>printf("\n\t----------------------------------------------------------------------------------------");</text:span></text:p>
      <text:p text:style-name="P5"/>
      <text:p text:style-name="Standard"><text:span text:style-name="T4"><text:tab/>for(int i=0; i&lt;n; i++)</text:span></text:p>
      <text:p text:style-name="Standard"><text:span text:style-name="T4"><text:tab/>{</text:span></text:p>
      <text:p text:style-name="Standard"><text:span text:style-name="T4"><text:tab/><text:tab/>printf("\n\tP%d\t\t%d\t\t%.2f\t\t%.2f\t\t\t%.2f", ready[i].pid, ready[i].arrival_time, ready[i].burstTime, ready[i].waiting_time, ready[i].turn_around);</text:span></text:p>
      <text:p text:style-name="Standard"><text:span text:style-name="T4"><text:tab/>}</text:span></text:p>
      <text:p text:style-name="P5"/>
      <text:p text:style-name="Standard"><text:span text:style-name="T4"><text:tab/>printf("\n\t----------------------------------------------------------------------------------------");</text:span></text:p>
      <text:p text:style-name="Standard"><text:span text:style-name="T4"><text:tab/>printf("\n\t\t\t\t\tAverage\t\t%.2f\t\t\t%.2f", (tot_waiting/n), (tot_turn/n));</text:span></text:p>
      <text:p text:style-name="Standard"><text:span text:style-name="T4"><text:tab/>printf("\n\t----------------------------------------------------------------------------------------");</text:span></text:p>
      <text:p text:style-name="P5"/>
      <text:p text:style-name="Standard"><text:span text:style-name="T4">}</text:span></text:p>
      <text:p text:style-name="P5"/>
      <text:p text:style-name="Standard"><text:span text:style-name="T4">void gantt(struct job arr[], int n, int tot_time)</text:span></text:p>
      <text:p text:style-name="Standard"><text:span text:style-name="T4">{</text:span></text:p>
      <text:p text:style-name="Standard"><text:span text:style-name="T4"><text:tab/>if(n &lt;= 0)</text:span></text:p>
      <text:p text:style-name="Standard"><text:span text:style-name="T4"><text:tab/><text:tab/>return;</text:span></text:p>
      <text:p text:style-name="P5"/>
      <text:p text:style-name="Standard"><text:span text:style-name="T4"><text:tab/>printf("\n\n\tGANTT CHART");</text:span></text:p>
      <text:p text:style-name="P5"/>
      <text:p text:style-name="Standard"><text:span text:style-name="T4"><text:tab/>int i, j;</text:span></text:p>
      <text:p text:style-name="P5"/>
      <text:p text:style-name="Standard"><text:span text:style-name="T4"><text:tab/>// printing the top bar</text:span></text:p>
      <text:p text:style-name="Standard"><text:span text:style-name="T4"><text:tab/>printf("\n\n\t ");</text:span></text:p>
      <text:p text:style-name="Standard"><text:span text:style-name="T4"><text:tab/>for(i=0; i&lt;n-1; i++)</text:span></text:p>
      <text:p text:style-name="Standard"><text:soft-page-break/><text:span text:style-name="T4"><text:tab/>{</text:span></text:p>
      <text:p text:style-name="Standard"><text:span text:style-name="T4"><text:tab/><text:tab/>for(j=arr[i].start; j&lt;arr[i+1].start; j++)</text:span></text:p>
      <text:p text:style-name="Standard"><text:span text:style-name="T4"><text:tab/><text:tab/><text:tab/>printf("--");</text:span></text:p>
      <text:p text:style-name="Standard"><text:span text:style-name="T4"><text:tab/><text:tab/>printf(" ");</text:span></text:p>
      <text:p text:style-name="Standard"><text:span text:style-name="T4"><text:tab/>}</text:span></text:p>
      <text:p text:style-name="P5"/>
      <text:p text:style-name="Standard"><text:span text:style-name="T4"><text:tab/>for(j=0; j&lt;tot_time - arr[n-1].start; j++)</text:span></text:p>
      <text:p text:style-name="Standard"><text:span text:style-name="T4"><text:tab/><text:tab/>printf("--");</text:span></text:p>
      <text:p text:style-name="Standard"><text:span text:style-name="T4"><text:tab/>printf(" ");</text:span></text:p>
      <text:p text:style-name="P5"/>
      <text:p text:style-name="Standard"><text:span text:style-name="T4"><text:tab/>printf("\n\t|");</text:span></text:p>
      <text:p text:style-name="P5"/>
      <text:p text:style-name="Standard"><text:span text:style-name="T4"><text:tab/>// printing the process id in the middle</text:span></text:p>
      <text:p text:style-name="Standard"><text:span text:style-name="T4"><text:tab/>for(i=0; i&lt;n-1; i++)</text:span></text:p>
      <text:p text:style-name="Standard"><text:span text:style-name="T4"><text:tab/>{</text:span></text:p>
      <text:p text:style-name="Standard"><text:span text:style-name="T4"><text:tab/><text:tab/>for(j=arr[i].start; j&lt;arr[i+1].start - 1; j++)</text:span></text:p>
      <text:p text:style-name="Standard"><text:span text:style-name="T4"><text:tab/><text:tab/><text:tab/>printf(" ");</text:span></text:p>
      <text:p text:style-name="Standard"><text:span text:style-name="T4"><text:tab/><text:tab/>printf("P%d", arr[i].pid);</text:span></text:p>
      <text:p text:style-name="P5"/>
      <text:p text:style-name="Standard"><text:span text:style-name="T4"><text:tab/><text:tab/>for(j=arr[i].start; j&lt;arr[i+1].start - 1; j++)</text:span></text:p>
      <text:p text:style-name="Standard"><text:span text:style-name="T4"><text:tab/><text:tab/><text:tab/>printf(" ");</text:span></text:p>
      <text:p text:style-name="Standard"><text:span text:style-name="T4"><text:tab/><text:tab/>printf("|");</text:span></text:p>
      <text:p text:style-name="Standard"><text:span text:style-name="T4"><text:tab/>}</text:span></text:p>
      <text:p text:style-name="P5"/>
      <text:p text:style-name="Standard"><text:span text:style-name="T4"><text:tab/>for(j=0; j&lt;tot_time - arr[n-1].start - 1; j++)</text:span></text:p>
      <text:p text:style-name="Standard"><text:span text:style-name="T4"><text:tab/><text:tab/>printf(" ");</text:span></text:p>
      <text:p text:style-name="Standard"><text:span text:style-name="T4"><text:tab/>printf("P%d", arr[n-1].pid);</text:span></text:p>
      <text:p text:style-name="Standard"><text:span text:style-name="T4"><text:tab/>for(j=0; j&lt;tot_time - arr[n-1].start - 1; j++)</text:span></text:p>
      <text:p text:style-name="Standard"><text:span text:style-name="T4"><text:tab/><text:tab/>printf(" ");</text:span></text:p>
      <text:p text:style-name="Standard"><text:span text:style-name="T4"><text:tab/>printf("|");</text:span></text:p>
      <text:p text:style-name="P5"/>
      <text:p text:style-name="Standard"><text:span text:style-name="T4"><text:tab/>printf("\n\t ");</text:span></text:p>
      <text:p text:style-name="P5"/>
      <text:p text:style-name="Standard"><text:span text:style-name="T4"><text:tab/>// printing the bottom bar</text:span></text:p>
      <text:p text:style-name="Standard"><text:span text:style-name="T4"><text:tab/>for(i=0; i&lt;n-1; i++)</text:span></text:p>
      <text:p text:style-name="Standard"><text:span text:style-name="T4"><text:tab/>{</text:span></text:p>
      <text:p text:style-name="Standard"><text:span text:style-name="T4"><text:tab/><text:tab/>for(j=arr[i].start; j&lt;arr[i+1].start; j++)</text:span></text:p>
      <text:p text:style-name="Standard"><text:span text:style-name="T4"><text:tab/><text:tab/><text:tab/>printf("--");</text:span></text:p>
      <text:p text:style-name="Standard"><text:span text:style-name="T4"><text:tab/><text:tab/>printf(" ");</text:span></text:p>
      <text:p text:style-name="Standard"><text:span text:style-name="T4"><text:tab/>}</text:span></text:p>
      <text:p text:style-name="P5"/>
      <text:p text:style-name="Standard"><text:span text:style-name="T4"><text:tab/>for(j=0; j&lt;tot_time - arr[n-1].start; j++)</text:span></text:p>
      <text:p text:style-name="Standard"><text:span text:style-name="T4"><text:tab/><text:tab/>printf("--");</text:span></text:p>
      <text:p text:style-name="Standard"><text:span text:style-name="T4"><text:tab/>printf(" ");</text:span></text:p>
      <text:p text:style-name="P5"/>
      <text:p text:style-name="Standard"><text:span text:style-name="T4"><text:tab/>printf("\n\t");</text:span></text:p>
      <text:p text:style-name="P5"/>
      <text:p text:style-name="Standard"><text:span text:style-name="T4"><text:tab/>// printing the time line</text:span></text:p>
      <text:p text:style-name="Standard"><text:span text:style-name="T4"><text:tab/>for(i=0; i&lt;n-1; i++)</text:span></text:p>
      <text:p text:style-name="Standard"><text:span text:style-name="T4"><text:tab/>{</text:span></text:p>
      <text:p text:style-name="Standard"><text:span text:style-name="T4"><text:tab/><text:tab/>printf("%d", arr[i].start);</text:span></text:p>
      <text:p text:style-name="Standard"><text:span text:style-name="T4"><text:tab/><text:tab/>for(j=arr[i].start; j&lt;arr[i+1].start; j++)</text:span></text:p>
      <text:p text:style-name="Standard"><text:span text:style-name="T4"><text:tab/><text:tab/><text:tab/>printf(" <text:s/>");</text:span></text:p>
      <text:p text:style-name="Standard"><text:span text:style-name="T4"><text:tab/><text:tab/>if(arr[i].start &gt; 9)</text:span></text:p>
      <text:p text:style-name="Standard"><text:soft-page-break/><text:span text:style-name="T4"><text:tab/><text:tab/><text:tab/>printf("\b"); // backspace : remove 1 space</text:span></text:p>
      <text:p text:style-name="P5"/>
      <text:p text:style-name="Standard"><text:span text:style-name="T4"><text:tab/>}</text:span></text:p>
      <text:p text:style-name="P5"/>
      <text:p text:style-name="Standard"><text:span text:style-name="T4"><text:tab/>printf("%d", arr[n-1].start);</text:span></text:p>
      <text:p text:style-name="Standard"><text:span text:style-name="T4"><text:tab/>for(j=0; j&lt;tot_time - arr[n-1].start; j++)</text:span></text:p>
      <text:p text:style-name="Standard"><text:span text:style-name="T4"><text:tab/><text:tab/>printf(" <text:s/>");</text:span></text:p>
      <text:p text:style-name="Standard"><text:span text:style-name="T4"><text:tab/>if(tot_time &gt; 9)</text:span></text:p>
      <text:p text:style-name="Standard"><text:span text:style-name="T4"><text:tab/><text:tab/>printf("\b%d", tot_time); // backspace : remove space for two digit time instances</text:span></text:p>
      <text:p text:style-name="Standard"><text:span text:style-name="T4"><text:s text:c="4"/>printf("\n");</text:span></text:p>
      <text:p text:style-name="Standard"><text:span text:style-name="T4">}</text:span></text:p>
      <text:p text:style-name="P5"/>
      <text:p text:style-name="Standard"><text:span text:style-name="T4">void fcfs()</text:span></text:p>
      <text:p text:style-name="Standard"><text:span text:style-name="T4">{</text:span></text:p>
      <text:p text:style-name="Standard"><text:span text:style-name="T4"><text:tab/>system("clear");</text:span></text:p>
      <text:p text:style-name="P5"/>
      <text:p text:style-name="Standard"><text:span text:style-name="T4"><text:tab/>printf("\n\n\tFIRST COME FIRST SERVE\n\n");</text:span></text:p>
      <text:p text:style-name="P5"/>
      <text:p text:style-name="Standard"><text:span text:style-name="T4"><text:tab/>int n, tot_time = 0;</text:span></text:p>
      <text:p text:style-name="Standard"><text:span text:style-name="T4"><text:tab/>float waiting = 0, tot_waiting = 0, tot_turn = 0;</text:span></text:p>
      <text:p text:style-name="Standard"><text:span text:style-name="T4"><text:tab/>struct job ready[N];</text:span></text:p>
      <text:p text:style-name="P5"/>
      <text:p text:style-name="Standard"><text:span text:style-name="T4"><text:tab/>printf("\n\tNumber of processes: ");</text:span></text:p>
      <text:p text:style-name="Standard"><text:span text:style-name="T4"><text:tab/>scanf("%d", &amp;n);</text:span></text:p>
      <text:p text:style-name="P5"/>
      <text:p text:style-name="Standard"><text:span text:style-name="T4"><text:tab/>for(int i=0; i&lt;n; i++)</text:span></text:p>
      <text:p text:style-name="Standard"><text:span text:style-name="T4"><text:tab/><text:tab/>ready[i] = read_job();</text:span></text:p>
      <text:p text:style-name="P5"/>
      <text:p text:style-name="Standard"><text:span text:style-name="T4"><text:tab/>fcfs_sort(ready, n);</text:span></text:p>
      <text:p text:style-name="P5"/>
      <text:p text:style-name="Standard"><text:span text:style-name="T4"><text:tab/>for(int i=0; i&lt;n; i++)</text:span></text:p>
      <text:p text:style-name="Standard"><text:span text:style-name="T4"><text:tab/>{</text:span></text:p>
      <text:p text:style-name="Standard"><text:span text:style-name="T4"><text:tab/><text:tab/>if(i != 0)</text:span></text:p>
      <text:p text:style-name="Standard"><text:span text:style-name="T4"><text:tab/><text:tab/>{</text:span></text:p>
      <text:p text:style-name="Standard"><text:span text:style-name="T4"><text:tab/><text:tab/><text:tab/>ready[i].waiting_time = (waiting - ready[i].arrival_time);</text:span></text:p>
      <text:p text:style-name="Standard"><text:span text:style-name="T4"><text:tab/><text:tab/><text:tab/>ready[i].start = waiting;</text:span></text:p>
      <text:p text:style-name="Standard"><text:span text:style-name="T4"><text:tab/><text:tab/>}</text:span></text:p>
      <text:p text:style-name="P5"/>
      <text:p text:style-name="Standard"><text:span text:style-name="T4"><text:tab/><text:tab/>else</text:span></text:p>
      <text:p text:style-name="Standard"><text:span text:style-name="T4"><text:tab/><text:tab/>{</text:span></text:p>
      <text:p text:style-name="Standard"><text:span text:style-name="T4"><text:tab/><text:tab/><text:tab/>ready[i].waiting_time = waiting;</text:span></text:p>
      <text:p text:style-name="Standard"><text:span text:style-name="T4"><text:tab/><text:tab/><text:tab/>ready[i].start = 0;</text:span></text:p>
      <text:p text:style-name="Standard"><text:span text:style-name="T4"><text:tab/><text:tab/>}</text:span></text:p>
      <text:p text:style-name="P5"/>
      <text:p text:style-name="Standard"><text:span text:style-name="T4"><text:tab/><text:tab/>ready[i].turn_around = ready[i].waiting_time + ready[i].burstTime;</text:span></text:p>
      <text:p text:style-name="Standard"><text:span text:style-name="T4"><text:tab/><text:tab/>waiting += ready[i].burstTime;</text:span></text:p>
      <text:p text:style-name="P5"/>
      <text:p text:style-name="Standard"><text:span text:style-name="T4"><text:tab/><text:tab/>if(i != n-1)</text:span></text:p>
      <text:p text:style-name="Standard"><text:span text:style-name="T4"><text:tab/><text:tab/><text:tab/>tot_waiting += waiting;</text:span></text:p>
      <text:p text:style-name="P5"/>
      <text:p text:style-name="Standard"><text:span text:style-name="T4"><text:tab/><text:tab/>tot_turn += ready[i].turn_around;</text:span></text:p>
      <text:p text:style-name="P5"/>
      <text:p text:style-name="Standard"><text:soft-page-break/><text:span text:style-name="T4"><text:tab/>}</text:span></text:p>
      <text:p text:style-name="P5"/>
      <text:p text:style-name="Standard"><text:span text:style-name="T4"><text:tab/>for(int k=0; k&lt;n; k++)</text:span></text:p>
      <text:p text:style-name="Standard"><text:span text:style-name="T4"><text:tab/><text:tab/>tot_waiting -= ready[k].arrival_time;</text:span></text:p>
      <text:p text:style-name="P5"/>
      <text:p text:style-name="Standard"><text:span text:style-name="T4"><text:tab/>for(int i=0; i&lt;n; i++)</text:span></text:p>
      <text:p text:style-name="Standard"><text:span text:style-name="T4"><text:tab/><text:tab/>tot_time += ready[i].burstTime;</text:span></text:p>
      <text:p text:style-name="P5"/>
      <text:p text:style-name="Standard"><text:span text:style-name="T4"><text:tab/>table(ready, tot_waiting, tot_turn, n);</text:span></text:p>
      <text:p text:style-name="Standard"><text:span text:style-name="T4"><text:tab/>gantt(ready, n, tot_time);</text:span></text:p>
      <text:p text:style-name="Standard"><text:span text:style-name="T4">}</text:span></text:p>
      <text:p text:style-name="P5"/>
      <text:p text:style-name="Standard"><text:span text:style-name="T4">void sjf()</text:span></text:p>
      <text:p text:style-name="Standard"><text:span text:style-name="T4">{</text:span></text:p>
      <text:p text:style-name="Standard"><text:span text:style-name="T4"><text:tab/>system("clear");</text:span></text:p>
      <text:p text:style-name="P5"/>
      <text:p text:style-name="Standard"><text:span text:style-name="T4"><text:tab/>printf("\n\n\tSHORTEST JOB FIRST\n\n");</text:span></text:p>
      <text:p text:style-name="P5"/>
      <text:p text:style-name="Standard"><text:span text:style-name="T4"><text:tab/>int n, k = 0;</text:span></text:p>
      <text:p text:style-name="Standard"><text:span text:style-name="T4"><text:tab/>struct job ready[N], final[N];</text:span></text:p>
      <text:p text:style-name="P5"/>
      <text:p text:style-name="Standard"><text:span text:style-name="T4"><text:tab/>int time=0, tot_time = 0;</text:span></text:p>
      <text:p text:style-name="Standard"><text:span text:style-name="T4"><text:tab/>float avgturn = 0, avgwait = 0;</text:span></text:p>
      <text:p text:style-name="Standard"><text:span text:style-name="T4"><text:tab/>int min;</text:span></text:p>
      <text:p text:style-name="Standard"><text:span text:style-name="T4"><text:tab/>int index;</text:span></text:p>
      <text:p text:style-name="P5"/>
      <text:p text:style-name="Standard"><text:span text:style-name="T4"><text:tab/>printf("\n\tNumber of processes: ");</text:span></text:p>
      <text:p text:style-name="Standard"><text:span text:style-name="T4"><text:tab/>scanf("%d", &amp;n);</text:span></text:p>
      <text:p text:style-name="P5"/>
      <text:p text:style-name="Standard"><text:span text:style-name="T4"><text:tab/>for(int i=0; i&lt;n; i++)</text:span></text:p>
      <text:p text:style-name="Standard"><text:span text:style-name="T4"><text:tab/><text:tab/>ready[i] = read_job();</text:span></text:p>
      <text:p text:style-name="P5"/>
      <text:p text:style-name="Standard"><text:span text:style-name="T4"><text:tab/>for(int i=0;i&lt;n;i++)</text:span></text:p>
      <text:p text:style-name="Standard"><text:span text:style-name="T4"><text:tab/><text:tab/>time += ready[i].burstTime;</text:span></text:p>
      <text:p text:style-name="P5"/>
      <text:p text:style-name="Standard"><text:span text:style-name="T4"><text:tab/>for(int t=0; t&lt;time; )</text:span></text:p>
      <text:p text:style-name="Standard"><text:span text:style-name="T4"><text:tab/>{</text:span></text:p>
      <text:p text:style-name="Standard"><text:span text:style-name="T4"><text:tab/><text:tab/>min = 9999;</text:span></text:p>
      <text:p text:style-name="P5"/>
      <text:p text:style-name="Standard"><text:span text:style-name="T4"><text:tab/><text:tab/>for(int i=0; i&lt;n; i++)</text:span></text:p>
      <text:p text:style-name="Standard"><text:span text:style-name="T4"><text:tab/><text:tab/>{</text:span></text:p>
      <text:p text:style-name="Standard"><text:span text:style-name="T4"><text:tab/><text:tab/><text:tab/>if(ready[i].arrival_time &lt;= t &amp;&amp; ready[i].burstTime &lt; min &amp;&amp; ready[i].flag == 0)</text:span></text:p>
      <text:p text:style-name="Standard"><text:span text:style-name="T4"><text:tab/><text:tab/><text:tab/>{</text:span></text:p>
      <text:p text:style-name="Standard"><text:span text:style-name="T4"><text:tab/><text:tab/><text:tab/><text:tab/>min = ready[i].burstTime;</text:span></text:p>
      <text:p text:style-name="Standard"><text:span text:style-name="T4"><text:tab/><text:tab/><text:tab/><text:tab/>index = i;</text:span></text:p>
      <text:p text:style-name="Standard"><text:span text:style-name="T4"><text:tab/><text:tab/><text:tab/>}</text:span></text:p>
      <text:p text:style-name="Standard"><text:span text:style-name="T4"><text:tab/><text:tab/>}</text:span></text:p>
      <text:p text:style-name="P5"/>
      <text:p text:style-name="Standard"><text:span text:style-name="T4"><text:tab/><text:tab/>ready[index].flag = 1;</text:span></text:p>
      <text:p text:style-name="Standard"><text:span text:style-name="T4"><text:tab/><text:tab/>ready[index].waiting_time = t - ready[index].arrival_time;</text:span></text:p>
      <text:p text:style-name="P5"/>
      <text:p text:style-name="Standard"><text:span text:style-name="T4"><text:tab/><text:tab/>ready[index].start = t;</text:span></text:p>
      <text:p text:style-name="Standard"><text:span text:style-name="T4"><text:tab/><text:tab/>final[k++] = ready[index];</text:span></text:p>
      <text:p text:style-name="P5"><text:soft-page-break/></text:p>
      <text:p text:style-name="Standard"><text:span text:style-name="T4"><text:tab/><text:tab/>t += ready[index].burstTime;</text:span></text:p>
      <text:p text:style-name="Standard"><text:span text:style-name="T4"><text:tab/><text:tab/>ready[index].turn_around = t - ready[index].arrival_time;</text:span></text:p>
      <text:p text:style-name="P5"/>
      <text:p text:style-name="Standard"><text:span text:style-name="T4"><text:tab/><text:tab/>avgturn += ready[index].turn_around;</text:span></text:p>
      <text:p text:style-name="Standard"><text:span text:style-name="T4"><text:tab/><text:tab/>avgwait += ready[index].waiting_time;</text:span></text:p>
      <text:p text:style-name="Standard"><text:span text:style-name="T4"><text:tab/>}</text:span></text:p>
      <text:p text:style-name="P5"/>
      <text:p text:style-name="Standard"><text:span text:style-name="T4"><text:tab/>for(int i=0; i&lt;n; i++)</text:span></text:p>
      <text:p text:style-name="Standard"><text:span text:style-name="T4"><text:tab/><text:tab/>tot_time += ready[i].burstTime;</text:span></text:p>
      <text:p text:style-name="P5"/>
      <text:p text:style-name="Standard"><text:span text:style-name="T4"><text:tab/>table(ready, avgwait, avgturn, n);</text:span></text:p>
      <text:p text:style-name="Standard"><text:span text:style-name="T4"><text:tab/>gantt(final, n, tot_time);</text:span></text:p>
      <text:p text:style-name="Standard"><text:span text:style-name="T4">}</text:span></text:p>
      <text:p text:style-name="P5"/>
      <text:p text:style-name="Standard"><text:span text:style-name="T4">void srtf()</text:span></text:p>
      <text:p text:style-name="Standard"><text:span text:style-name="T4">{</text:span></text:p>
      <text:p text:style-name="Standard"><text:span text:style-name="T4"><text:tab/>system("clear");</text:span></text:p>
      <text:p text:style-name="P5"/>
      <text:p text:style-name="Standard"><text:span text:style-name="T4"><text:tab/>printf("\n\n\tSHORTEST REMAINING TIME LEFT\n\n");</text:span></text:p>
      <text:p text:style-name="P5"/>
      <text:p text:style-name="Standard"><text:span text:style-name="T4"><text:tab/>int n;</text:span></text:p>
      <text:p text:style-name="Standard"><text:span text:style-name="T4"><text:tab/>struct job ready[N], final[N];</text:span></text:p>
      <text:p text:style-name="P5"/>
      <text:p text:style-name="Standard"><text:span text:style-name="T4"><text:tab/>printf("\n\tNumber of processes: ");</text:span></text:p>
      <text:p text:style-name="Standard"><text:span text:style-name="T4"><text:tab/>scanf("%d", &amp;n);</text:span></text:p>
      <text:p text:style-name="P5"/>
      <text:p text:style-name="Standard"><text:span text:style-name="T4"><text:tab/>for(int i=0; i&lt;n; i++)</text:span></text:p>
      <text:p text:style-name="Standard"><text:span text:style-name="T4"><text:tab/><text:tab/>ready[i] = read_job();</text:span></text:p>
      <text:p text:style-name="P5"/>
      <text:p text:style-name="Standard"><text:span text:style-name="T4"><text:tab/>int time = 0, tot_time = 0;</text:span></text:p>
      <text:p text:style-name="Standard"><text:span text:style-name="T4"><text:tab/>float avgturn = 0, avgwait = 0;</text:span></text:p>
      <text:p text:style-name="Standard"><text:span text:style-name="T4"><text:tab/>int min, index, k = 0;</text:span></text:p>
      <text:p text:style-name="Standard"><text:span text:style-name="T4"><text:tab/>int count = 0, endtime;</text:span></text:p>
      <text:p text:style-name="P5"/>
      <text:p text:style-name="Standard"><text:span text:style-name="T4"><text:tab/>for(int i=0; i&lt;n; i++)</text:span></text:p>
      <text:p text:style-name="Standard"><text:span text:style-name="T4"><text:tab/><text:tab/>time += ready[i].burstTime;</text:span></text:p>
      <text:p text:style-name="P5"/>
      <text:p text:style-name="Standard"><text:span text:style-name="T4"><text:tab/>for(int t=0; count != n; t++)</text:span></text:p>
      <text:p text:style-name="Standard"><text:span text:style-name="T4"><text:tab/>{</text:span></text:p>
      <text:p text:style-name="Standard"><text:span text:style-name="T4"><text:tab/><text:tab/>min = 9999;</text:span></text:p>
      <text:p text:style-name="P5"/>
      <text:p text:style-name="Standard"><text:span text:style-name="T4"><text:tab/><text:tab/>for(int i=0; i&lt;n; i++)</text:span></text:p>
      <text:p text:style-name="Standard"><text:span text:style-name="T4"><text:tab/><text:tab/>{</text:span></text:p>
      <text:p text:style-name="Standard"><text:span text:style-name="T4"><text:tab/><text:tab/><text:tab/>if( ready[i].arrival_time &lt;= t &amp;&amp; ready[i].remaining &lt; min &amp;&amp; ready[i].remaining &gt; 0)</text:span></text:p>
      <text:p text:style-name="Standard"><text:span text:style-name="T4"><text:tab/><text:tab/><text:tab/>{</text:span></text:p>
      <text:p text:style-name="Standard"><text:span text:style-name="T4"><text:tab/><text:tab/><text:tab/><text:tab/>min = ready[i].remaining;</text:span></text:p>
      <text:p text:style-name="Standard"><text:span text:style-name="T4"><text:tab/><text:tab/><text:tab/><text:tab/>index = i;</text:span></text:p>
      <text:p text:style-name="Standard"><text:span text:style-name="T4"><text:tab/><text:tab/><text:tab/>}</text:span></text:p>
      <text:p text:style-name="Standard"><text:span text:style-name="T4"><text:tab/><text:tab/>}</text:span></text:p>
      <text:p text:style-name="P5"/>
      <text:p text:style-name="Standard"><text:span text:style-name="T4"><text:tab/><text:tab/>if(k != 0 &amp;&amp; (final[k-1].pid != ready[index].pid))</text:span></text:p>
      <text:p text:style-name="Standard"><text:span text:style-name="T4"><text:tab/><text:tab/>{</text:span></text:p>
      <text:p text:style-name="Standard"><text:soft-page-break/><text:span text:style-name="T4"><text:tab/><text:tab/><text:tab/>ready[index].start = t;</text:span></text:p>
      <text:p text:style-name="Standard"><text:span text:style-name="T4"><text:tab/><text:tab/><text:tab/>final[k++] = ready[index];</text:span></text:p>
      <text:p text:style-name="Standard"><text:span text:style-name="T4"><text:tab/><text:tab/>}</text:span></text:p>
      <text:p text:style-name="P5"/>
      <text:p text:style-name="Standard"><text:span text:style-name="T4"><text:tab/><text:tab/>else if(k == 0 &amp;&amp; t == 0)</text:span></text:p>
      <text:p text:style-name="Standard"><text:span text:style-name="T4"><text:tab/><text:tab/>{<text:tab/>ready[index].start = t;</text:span></text:p>
      <text:p text:style-name="Standard"><text:span text:style-name="T4"><text:tab/><text:tab/><text:tab/>final[k++] = ready[index];</text:span></text:p>
      <text:p text:style-name="Standard"><text:span text:style-name="T4"><text:tab/><text:tab/>}</text:span></text:p>
      <text:p text:style-name="P5"/>
      <text:p text:style-name="Standard"><text:span text:style-name="T4"><text:tab/><text:tab/>ready[index].remaining -= 1;</text:span></text:p>
      <text:p text:style-name="P5"/>
      <text:p text:style-name="Standard"><text:span text:style-name="T4"><text:tab/><text:tab/>if(ready[index].remaining == 0)</text:span></text:p>
      <text:p text:style-name="Standard"><text:span text:style-name="T4"><text:tab/><text:tab/>{</text:span></text:p>
      <text:p text:style-name="Standard"><text:span text:style-name="T4"><text:tab/><text:tab/><text:tab/>count++;</text:span></text:p>
      <text:p text:style-name="Standard"><text:span text:style-name="T4"><text:tab/><text:tab/><text:tab/>endtime = t+1;</text:span></text:p>
      <text:p text:style-name="Standard"><text:span text:style-name="T4"><text:tab/><text:tab/><text:tab/>ready[index].turn_around = endtime - ready[index].arrival_time;</text:span></text:p>
      <text:p text:style-name="Standard"><text:span text:style-name="T4"><text:tab/><text:tab/><text:tab/>ready[index].waiting_time = endtime - ready[index].burstTime - ready[index].arrival_time;</text:span></text:p>
      <text:p text:style-name="Standard"><text:span text:style-name="T4"><text:tab/><text:tab/>}</text:span></text:p>
      <text:p text:style-name="Standard"><text:span text:style-name="T4"><text:tab/>}</text:span></text:p>
      <text:p text:style-name="P5"/>
      <text:p text:style-name="Standard"><text:span text:style-name="T4"><text:tab/>for(int i=0; i&lt;n; i++)</text:span></text:p>
      <text:p text:style-name="Standard"><text:span text:style-name="T4"><text:tab/>{</text:span></text:p>
      <text:p text:style-name="Standard"><text:span text:style-name="T4"><text:tab/><text:tab/>avgturn += ready[i].turn_around;</text:span></text:p>
      <text:p text:style-name="Standard"><text:span text:style-name="T4"><text:tab/><text:tab/>avgwait += ready[i].waiting_time;</text:span></text:p>
      <text:p text:style-name="Standard"><text:span text:style-name="T4"><text:tab/>}</text:span></text:p>
      <text:p text:style-name="P5"/>
      <text:p text:style-name="Standard"><text:span text:style-name="T4"><text:tab/>for(int i=0; i&lt;n; i++)</text:span></text:p>
      <text:p text:style-name="Standard"><text:span text:style-name="T4"><text:tab/><text:tab/>tot_time += ready[i].burstTime;</text:span></text:p>
      <text:p text:style-name="P5"/>
      <text:p text:style-name="Standard"><text:span text:style-name="T4"><text:tab/>table(ready, avgwait, avgturn, n);</text:span></text:p>
      <text:p text:style-name="Standard"><text:span text:style-name="T4"><text:tab/>gantt(final, k, tot_time);</text:span></text:p>
      <text:p text:style-name="Standard"><text:span text:style-name="T4">}</text:span></text:p>
      <text:p text:style-name="P5"/>
      <text:p text:style-name="Standard"><text:span text:style-name="T4">//MAIN PROGRAM</text:span></text:p>
      <text:p text:style-name="P5"/>
      <text:p text:style-name="Standard"><text:span text:style-name="T4">int main()</text:span></text:p>
      <text:p text:style-name="Standard"><text:span text:style-name="T4">{</text:span></text:p>
      <text:p text:style-name="Standard"><text:span text:style-name="T4"><text:tab/>char choice, option;</text:span></text:p>
      <text:p text:style-name="P5"/>
      <text:p text:style-name="Standard"><text:span text:style-name="T4"><text:tab/>system("clear");</text:span></text:p>
      <text:p text:style-name="P5"/>
      <text:p text:style-name="Standard"><text:span text:style-name="T4"><text:tab/>//DISPLAYING THE MENU</text:span></text:p>
      <text:p text:style-name="P5"/>
      <text:p text:style-name="Standard"><text:span text:style-name="T4"><text:tab/>do</text:span></text:p>
      <text:p text:style-name="Standard"><text:span text:style-name="T4"><text:tab/>{</text:span></text:p>
      <text:p text:style-name="Standard"><text:span text:style-name="T4"><text:tab/><text:tab/>system("clear");</text:span></text:p>
      <text:p text:style-name="P5"/>
      <text:p text:style-name="Standard"><text:span text:style-name="T4"><text:tab/><text:tab/>printf("\n\n\t+----------------------------+\n");</text:span></text:p>
      <text:p text:style-name="Standard"><text:span text:style-name="T4"><text:tab/><text:tab/>printf("\t\tMENU OPTIONS\n");</text:span></text:p>
      <text:p text:style-name="Standard"><text:span text:style-name="T4"><text:tab/><text:tab/>printf("\t+----------------------------+\n\n");</text:span></text:p>
      <text:p text:style-name="P5"/>
      <text:p text:style-name="Standard"><text:span text:style-name="T4"><text:tab/><text:tab/>printf("\t1. FCFS\n\n");</text:span></text:p>
      <text:p text:style-name="Standard"><text:soft-page-break/><text:span text:style-name="T4"><text:tab/><text:tab/>printf("\t2. SJF\n\n");</text:span></text:p>
      <text:p text:style-name="Standard"><text:span text:style-name="T4"><text:tab/><text:tab/>printf("\t3. EXIT\n\n");</text:span></text:p>
      <text:p text:style-name="P5"/>
      <text:p text:style-name="Standard"><text:span text:style-name="T4"><text:tab/><text:tab/>printf("\n\n\tENTER choice: ");</text:span></text:p>
      <text:p text:style-name="Standard"><text:span text:style-name="T4"><text:tab/><text:tab/>scanf(" %c", &amp;choice);</text:span></text:p>
      <text:p text:style-name="P5"/>
      <text:p text:style-name="Standard"><text:span text:style-name="T4"><text:tab/><text:tab/>switch(choice)</text:span></text:p>
      <text:p text:style-name="Standard"><text:span text:style-name="T4"><text:tab/><text:tab/>{</text:span></text:p>
      <text:p text:style-name="Standard"><text:span text:style-name="T4"><text:tab/><text:tab/><text:tab/>case '1':<text:tab/>fcfs();</text:span></text:p>
      <text:p text:style-name="Standard"><text:span text:style-name="T4"><text:tab/><text:tab/><text:tab/><text:tab/><text:tab/>getch();</text:span></text:p>
      <text:p text:style-name="Standard"><text:span text:style-name="T4"><text:tab/><text:tab/><text:tab/><text:tab/><text:tab/>break;</text:span></text:p>
      <text:p text:style-name="P5"/>
      <text:p text:style-name="Standard"><text:span text:style-name="T4"><text:tab/><text:tab/><text:tab/>case '2':<text:tab/>system("clear");</text:span></text:p>
      <text:p text:style-name="P5"/>
      <text:p text:style-name="Standard"><text:span text:style-name="T4"><text:tab/><text:tab/><text:tab/><text:tab/><text:tab/><text:tab/>printf("\n\n\t+----------------------------+\n");</text:span></text:p>
      <text:p text:style-name="Standard"><text:span text:style-name="T4"><text:tab/><text:tab/><text:tab/><text:tab/><text:tab/><text:tab/>printf("\t\tMENU OPTION FOR SJF\n");</text:span></text:p>
      <text:p text:style-name="Standard"><text:span text:style-name="T4"><text:tab/><text:tab/><text:tab/><text:tab/><text:tab/><text:tab/>printf("\t+----------------------------+\n\n");</text:span></text:p>
      <text:p text:style-name="Standard"><text:span text:style-name="T4"><text:tab/><text:tab/><text:tab/><text:tab/><text:tab/><text:tab/>printf("\t1. Non pre-emptive SJF\n\n");</text:span></text:p>
      <text:p text:style-name="Standard"><text:span text:style-name="T4"><text:tab/><text:tab/><text:tab/><text:tab/><text:tab/><text:tab/>printf("\t2. Pre-emptive SJF\n\n");</text:span></text:p>
      <text:p text:style-name="P5"/>
      <text:p text:style-name="Standard"><text:span text:style-name="T4"><text:tab/><text:tab/><text:tab/><text:tab/><text:tab/><text:tab/>printf("\n\n\tENTER choice: ");</text:span></text:p>
      <text:p text:style-name="Standard"><text:span text:style-name="T4"><text:tab/><text:tab/><text:tab/><text:tab/><text:tab/><text:tab/>scanf(" %c", &amp;option);</text:span></text:p>
      <text:p text:style-name="P5"/>
      <text:p text:style-name="Standard"><text:span text:style-name="T4"><text:tab/><text:tab/><text:tab/><text:tab/><text:tab/><text:tab/>switch(option)</text:span></text:p>
      <text:p text:style-name="Standard"><text:span text:style-name="T4"><text:tab/><text:tab/><text:tab/><text:tab/><text:tab/><text:tab/>{</text:span></text:p>
      <text:p text:style-name="Standard"><text:span text:style-name="T4"><text:tab/><text:tab/><text:tab/><text:tab/><text:tab/><text:tab/><text:tab/>case '1':<text:tab/>sjf();</text:span></text:p>
      <text:p text:style-name="Standard"><text:span text:style-name="T4"><text:tab/><text:tab/><text:tab/><text:tab/><text:tab/><text:tab/><text:tab/><text:tab/><text:tab/><text:tab/>break;</text:span></text:p>
      <text:p text:style-name="P5"/>
      <text:p text:style-name="Standard"><text:span text:style-name="T4"><text:tab/><text:tab/><text:tab/><text:tab/><text:tab/><text:tab/><text:tab/>case '2':<text:tab/>srtf();</text:span></text:p>
      <text:p text:style-name="Standard"><text:span text:style-name="T4"><text:tab/><text:tab/><text:tab/><text:tab/><text:tab/><text:tab/><text:tab/><text:tab/><text:tab/><text:tab/>break;</text:span></text:p>
      <text:p text:style-name="P5"/>
      <text:p text:style-name="Standard"><text:span text:style-name="T4"><text:tab/><text:tab/><text:tab/><text:tab/><text:tab/><text:tab/><text:tab/>default :<text:tab/>printf("\n\tINVALID OPTION .....!!!!!\n\n");</text:span></text:p>
      <text:p text:style-name="Standard"><text:span text:style-name="T4"><text:tab/><text:tab/><text:tab/><text:tab/><text:tab/><text:tab/><text:tab/><text:tab/><text:tab/><text:tab/>getch();</text:span></text:p>
      <text:p text:style-name="Standard"><text:span text:style-name="T4"><text:tab/><text:tab/><text:tab/><text:tab/><text:tab/><text:tab/>}</text:span></text:p>
      <text:p text:style-name="P5"/>
      <text:p text:style-name="Standard"><text:span text:style-name="T4"><text:tab/><text:tab/><text:tab/><text:tab/><text:tab/><text:tab/>getch();</text:span></text:p>
      <text:p text:style-name="Standard"><text:span text:style-name="T4"><text:tab/><text:tab/><text:tab/><text:tab/><text:tab/><text:tab/>break;</text:span></text:p>
      <text:p text:style-name="P5"/>
      <text:p text:style-name="Standard"><text:span text:style-name="T4"><text:tab/><text:tab/><text:tab/>case '3':<text:tab/>system("clear");</text:span></text:p>
      <text:p text:style-name="Standard"><text:span text:style-name="T4"><text:tab/><text:tab/><text:tab/><text:tab/><text:tab/><text:tab/>return 0;</text:span></text:p>
      <text:p text:style-name="Standard"><text:span text:style-name="T4"><text:tab/><text:tab/><text:tab/><text:tab/><text:tab/><text:tab/>break;</text:span></text:p>
      <text:p text:style-name="P5"/>
      <text:p text:style-name="Standard"><text:span text:style-name="T4"><text:tab/><text:tab/><text:tab/>default:<text:tab/>printf("\n\tINVALID OPTION .....!!!!!\n\n");</text:span></text:p>
      <text:p text:style-name="Standard"><text:span text:style-name="T4"><text:tab/><text:tab/><text:tab/><text:tab/><text:tab/><text:tab/>getch();</text:span></text:p>
      <text:p text:style-name="Standard"><text:span text:style-name="T4"><text:tab/><text:tab/>}</text:span></text:p>
      <text:p text:style-name="Standard"><text:span text:style-name="T4"><text:tab/>}while(choice!=5);</text:span></text:p>
      <text:p text:style-name="Standard"><text:span text:style-name="T4">}</text:span></text:p>
      <text:p text:style-name="P5"/>
      <text:p text:style-name="P4">OUTPUT:</text:p>
      <text:p text:style-name="P4"/>
      <text:p text:style-name="P4"/>
      <text:p text:style-name="P4"><text:soft-page-break/></text:p>
      <text:p text:style-name="P17">+-----------------------------------+ <text:s text:c="194"/><text:tab/>MENU OPTIONS <text:s text:c="190"/>+-----------------------------------+ <text:s text:c="391"/>1. FCFS <text:s text:c="414"/>2. SJF <text:s text:c="415"/>3. EXIT <text:s text:c="836"/></text:p>
      <text:p text:style-name="P17"/>
      <text:p text:style-name="P17">ENTER choice: <text:span text:style-name="T9">1</text:span></text:p>
      <text:p text:style-name="P17"/>
      <text:p text:style-name="P4"/>
      <text:p text:style-name="P7">FIRST COME FIRST SERVE <text:s text:c="610"/></text:p>
      <text:p text:style-name="P7"/>
      <text:p text:style-name="P8">Number of processes: 5 <text:s text:c="399"/></text:p>
      <text:p text:style-name="P8"/>
      <text:p text:style-name="P8">Process ID: P1 <text:s text:c="196"/>Arrival Time: 0 <text:s text:c="195"/>Burst Time: 6 <text:s text:c="408"/></text:p>
      <text:p text:style-name="P8"/>
      <text:p text:style-name="P8">Process ID: P2 <text:s text:c="196"/>Arrival Time: 1 <text:s text:c="195"/>Burst Time: 2 <text:s text:c="408"/></text:p>
      <text:p text:style-name="P8"/>
      <text:p text:style-name="P8">Process ID: P3 <text:s text:c="196"/>Arrival Time: 1 <text:s text:c="195"/>Burst Time: 3 <text:s text:c="408"/></text:p>
      <text:p text:style-name="P8"/>
      <text:p text:style-name="P8">Process ID: P4 <text:s text:c="196"/>Arrival Time: 2 <text:s text:c="195"/>Burst Time: 1 <text:s text:c="408"/></text:p>
      <text:p text:style-name="P8"/>
      <text:p text:style-name="P8">Process ID: P5 <text:s text:c="196"/>Arrival Time: 2 <text:s text:c="195"/>Burst Time: 2 <text:s text:c="619"/></text:p>
      <text:p text:style-name="P8"/>
      <text:p text:style-name="P9">PROCESS DETAILS CHART <text:s text:c="400"/>------------------------------------------------------------------------------------------------------ <text:s text:c="122"/>Process ID <text:s text:c="5"/>Arrival Time <text:s text:c="3"/>Burst Time <text:s text:c="5"/>Waiting Time <text:s text:c="11"/>Turnaround Time <text:s text:c="123"/>------------------------------------------------------------------------------------------------------ <text:s text:c="122"/>P1 <text:s text:c="13"/>0 <text:s text:c="14"/>6.00 <text:s text:c="11"/>0.00 <text:s text:c="19"/>6.00 <text:s text:c="134"/>P2 <text:s text:c="13"/>1 <text:s text:c="14"/>2.00 <text:s text:c="11"/>5.00 <text:s text:c="19"/>7.00 <text:s text:c="134"/>P3 <text:s text:c="13"/>1 <text:s text:c="14"/>3.00 <text:s text:c="11"/>7.00 <text:s text:c="19"/>10.00 <text:s text:c="133"/>P4 <text:s text:c="13"/>2 <text:s text:c="14"/>1.00 <text:s text:c="11"/>9.00 <text:s text:c="19"/>10.00 <text:s text:c="133"/>P5 <text:s text:c="13"/>2 <text:s text:c="14"/>2.00 <text:s text:c="11"/>10.00 <text:s text:c="18"/>12.00 <text:s text:c="133"/>------------------------------------------------------------------------------------------------------ <text:s text:c="154"/>Average <text:s text:c="8"/>6.20 <text:s text:c="19"/>9.00 <text:s text:c="134"/>------------------------------------------------------------------------------------------------------ <text:s text:c="333"/></text:p>
      <text:p text:style-name="P8"/>
      <text:p text:style-name="P8"/>
      <text:p text:style-name="P8"><text:soft-page-break/></text:p>
      <text:p text:style-name="P8"/>
      <text:p text:style-name="P8">GANTT CHART <text:s text:c="411"/>------------ ---- ------ -- ---- <text:s text:c="177"/>| <text:s text:c="4"/>P1 <text:s text:c="4"/>| P2 | <text:s/>P3 <text:s/>|P4| P5 | <text:s text:c="177"/>------------ ---- ------ -- ---- <text:s text:c="177"/>0 <text:s text:c="11"/>6 <text:s text:c="3"/>8 <text:s text:c="5"/>11 12 <text:s text:c="2"/>14 <text:s/></text:p>
      <text:p text:style-name="P8"/>
      <text:p text:style-name="P8"/>
      <text:p text:style-name="P16">+-----------------------------------+ <text:s text:c="194"/><text:tab/>MENU OPTIONS <text:s text:c="190"/>+-----------------------------------+ <text:s text:c="391"/>1. FCFS <text:s text:c="414"/>2. SJF <text:s text:c="415"/>3. EXIT <text:s text:c="836"/></text:p>
      <text:p text:style-name="P16"/>
      <text:p text:style-name="P16">ENTER choice: <text:span text:style-name="T8">2</text:span></text:p>
      <text:p text:style-name="P16"/>
      <text:p text:style-name="P18"><text:s/>+----------------------------+ <text:s text:c="188"/>MENU OPTION FOR SJF <text:s text:c="183"/>+----------------------------+ <text:s text:c="391"/>1. Non pre-emptive SJF <text:s text:c="399"/>2. Pre-emptive SJF <text:s text:c="825"/></text:p>
      <text:p text:style-name="P18"/>
      <text:p text:style-name="P18">ENTER choice:<text:span text:style-name="T10">1</text:span></text:p>
      <text:p text:style-name="P16"/>
      <text:p text:style-name="P16"/>
      <text:p text:style-name="P10">SHORTEST JOB FIRST</text:p>
      <text:p text:style-name="P10"><text:s text:c="615"/>Number of processes: 5 <text:s text:c="399"/></text:p>
      <text:p text:style-name="P10"/>
      <text:p text:style-name="P10">Process ID: P1 <text:s text:c="196"/>Arrival Time: 0 <text:s text:c="195"/>Burst Time: 6 <text:s text:c="408"/></text:p>
      <text:p text:style-name="P10"/>
      <text:p text:style-name="P10">Process ID: P2 <text:s text:c="196"/>Arrival Time: 1 <text:s text:c="195"/>Burst Time: 2 <text:s text:c="408"/></text:p>
      <text:p text:style-name="P10"/>
      <text:p text:style-name="P10">Process ID: P3 <text:s text:c="196"/>Arrival Time: 1 <text:s text:c="195"/>Burst Time: 3 <text:s text:c="408"/></text:p>
      <text:p text:style-name="P10"/>
      <text:p text:style-name="P10">Process ID: P4 <text:s text:c="196"/>Arrival Time: 2 <text:s text:c="195"/>Burst Time: 1 <text:s text:c="408"/></text:p>
      <text:p text:style-name="P10"/>
      <text:p text:style-name="P10"><text:soft-page-break/>Process ID: P5 <text:s text:c="196"/>Arrival Time: 2 <text:s text:c="195"/>Burst Time: 2 <text:s text:c="619"/></text:p>
      <text:p text:style-name="P10"/>
      <text:p text:style-name="P13">PROCESS DETAILS CHART <text:s text:c="400"/>------------------------------------------------------------------------------------------------------ <text:s text:c="122"/>Process ID <text:s text:c="5"/>Arrival Time <text:s text:c="3"/>Burst Time <text:s text:c="5"/>Waiting Time <text:s text:c="11"/>Turnaround Time <text:s text:c="123"/>------------------------------------------------------------------------------------------------------ <text:s text:c="122"/>P1 <text:s text:c="13"/>0 <text:s text:c="14"/>6.00 <text:s text:c="11"/>0.00 <text:s text:c="19"/>6.00 <text:s text:c="134"/>P2 <text:s text:c="13"/>1 <text:s text:c="14"/>2.00 <text:s text:c="11"/>6.00 <text:s text:c="19"/>8.00 <text:s text:c="134"/>P3 <text:s text:c="13"/>1 <text:s text:c="14"/>3.00 <text:s text:c="11"/>10.00 <text:s text:c="18"/>13.00 <text:s text:c="133"/>P4 <text:s text:c="13"/>2 <text:s text:c="14"/>1.00 <text:s text:c="11"/>4.00 <text:s text:c="19"/>5.00 <text:s text:c="134"/>P5 <text:s text:c="13"/>2 <text:s text:c="14"/>2.00 <text:s text:c="11"/>7.00 <text:s text:c="19"/>9.00 <text:s text:c="134"/>------------------------------------------------------------------------------------------------------ <text:s text:c="154"/>Average <text:s text:c="8"/>5.40 <text:s text:c="19"/>8.20 <text:s text:c="134"/>------------------------------------------------------------------------------------------------------ <text:s text:c="333"/></text:p>
      <text:p text:style-name="P11"/>
      <text:p text:style-name="P11">GANTT CHART <text:s text:c="411"/>------------ -- ---- ---- ------ <text:s text:c="177"/>| <text:s text:c="4"/>P1 <text:s text:c="4"/>|P4| P2 | P5 | <text:s/>P3 <text:s/>| <text:s text:c="177"/>------------ -- ---- ---- ------ <text:s text:c="177"/>0 <text:s text:c="11"/>6 <text:s/>7 <text:s text:c="3"/>9 <text:s text:c="3"/>11 <text:s text:c="4"/>14 </text:p>
      <text:p text:style-name="P11"/>
      <text:p text:style-name="P15">+-----------------------------------+ <text:s text:c="194"/><text:tab/>MENU OPTIONS <text:s text:c="190"/>+-----------------------------------+ <text:s text:c="391"/>1. FCFS <text:s text:c="414"/>2. SJF <text:s text:c="415"/>3. EXIT <text:s text:c="836"/></text:p>
      <text:p text:style-name="P15"/>
      <text:p text:style-name="P15">ENTER choice: <text:span text:style-name="T8">2</text:span></text:p>
      <text:p text:style-name="P11"/>
      <text:p text:style-name="P19"><text:s/>+----------------------------+ <text:s text:c="188"/>MENU OPTION FOR SJF <text:s text:c="183"/>+----------------------------+ <text:s text:c="391"/>1. Non pre-emptive SJF <text:s text:c="399"/>2. Pre-emptive SJF <text:s text:c="825"/></text:p>
      <text:p text:style-name="P19"/>
      <text:p text:style-name="P19">ENTER choice:<text:span text:style-name="T11">2</text:span></text:p>
      <text:p text:style-name="P11"/>
      <text:p text:style-name="P12">SHORTEST REMAINING TIME LEFT <text:s text:c="604"/></text:p>
      <text:p text:style-name="P12"/>
      <text:p text:style-name="P12">Number of processes: 5 <text:s text:c="399"/></text:p>
      <text:p text:style-name="P12"/>
      <text:p text:style-name="P12">Process ID: P1 <text:s text:c="196"/>Arrival Time: 0 <text:s text:c="195"/>Burst Time: 6 <text:s text:c="408"/></text:p>
      <text:p text:style-name="P12"/>
      <text:p text:style-name="P12"><text:soft-page-break/>Process ID: P2 <text:s text:c="196"/>Arrival Time: 1 <text:s text:c="195"/>Burst Time: 2 <text:s text:c="408"/></text:p>
      <text:p text:style-name="P12"/>
      <text:p text:style-name="P12">Process ID: P3 <text:s text:c="196"/>Arrival Time: 1 <text:s text:c="195"/>Burst Time: 3 <text:s text:c="408"/></text:p>
      <text:p text:style-name="P12"/>
      <text:p text:style-name="P12">Process ID: P4 <text:s text:c="196"/>Arrival Time: 2 <text:s text:c="195"/>Burst Time: 1 <text:s text:c="408"/></text:p>
      <text:p text:style-name="P12"/>
      <text:p text:style-name="P12">Process ID: P5 <text:s text:c="196"/>Arrival Time: 2 <text:s text:c="195"/>Burst Time: 2 <text:s text:c="619"/></text:p>
      <text:p text:style-name="P12"/>
      <text:p text:style-name="P13">PROCESS DETAILS CHART <text:s text:c="400"/>------------------------------------------------------------------------------------------------------ <text:s text:c="122"/>Process ID <text:s text:c="5"/>Arrival Time <text:s text:c="3"/>Burst Time <text:s text:c="5"/>Waiting Time <text:s text:c="11"/>Turnaround Time <text:s text:c="123"/>------------------------------------------------------------------------------------------------------ <text:s text:c="122"/>P1 <text:s text:c="13"/>0 <text:s text:c="14"/>6.00 <text:s text:c="11"/>8.00 <text:s text:c="19"/>14.00 <text:s text:c="133"/>P2 <text:s text:c="13"/>1 <text:s text:c="14"/>2.00 <text:s text:c="11"/>0.00 <text:s text:c="19"/>2.00 <text:s text:c="134"/>P3 <text:s text:c="13"/>1 <text:s text:c="14"/>3.00 <text:s text:c="11"/>5.00 <text:s text:c="19"/>8.00 <text:s text:c="134"/>P4 <text:s text:c="13"/>2 <text:s text:c="14"/>1.00 <text:s text:c="11"/>1.00 <text:s text:c="19"/>2.00 <text:s text:c="134"/>P5 <text:s text:c="13"/>2 <text:s text:c="14"/>2.00 <text:s text:c="11"/>2.00 <text:s text:c="19"/>4.00 <text:s text:c="134"/>------------------------------------------------------------------------------------------------------ <text:s text:c="154"/>Average <text:s text:c="8"/>3.20 <text:s text:c="19"/>6.00 <text:s text:c="134"/>------------------------------------------------------------------------------------------------------ <text:s text:c="333"/></text:p>
      <text:p text:style-name="P12"/>
      <text:p text:style-name="P14">GANTT CHART <text:s text:c="411"/>-- ---- -- ---- ------ ---------- <text:s text:c="176"/>|P1| P2 |P4| P5 | <text:s/>P3 <text:s/>| <text:s text:c="3"/>P1 <text:s text:c="3"/>| <text:s text:c="176"/>-- ---- -- ---- ------ ---------- <text:s text:c="176"/>0 <text:s/>1 <text:s text:c="3"/>3 <text:s/>4 <text:s text:c="3"/>6 <text:s text:c="5"/>9 <text:s text:c="8"/>14</text:p>
      <text:p text:style-name="P14"/>
      <text:p text:style-name="P14"/>
      <text:p text:style-name="P14">+-----------------------------------+ <text:s text:c="194"/><text:tab/>MENU OPTIONS <text:s text:c="190"/>+-----------------------------------+ <text:s text:c="391"/>1. FCFS <text:s text:c="414"/>2. SJF <text:s text:c="415"/>3. EXIT <text:s text:c="836"/></text:p>
      <text:p text:style-name="P14"/>
      <text:p text:style-name="P14">ENTER choice: <text:span text:style-name="T7">3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2-08T04:00:05.277000000</dc:date>
    <meta:editing-duration>PT13M24S</meta:editing-duration>
    <meta:editing-cycles>29</meta:editing-cycles>
    <meta:document-statistic meta:table-count="0" meta:image-count="0" meta:object-count="0" meta:page-count="13" meta:paragraph-count="382" meta:word-count="1444" meta:character-count="51753" meta:non-whitespace-character-count="10613"/>
  </office:meta>
</office:document-meta>
</file>